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size="22pt" style:font-size-asian="22pt" style:font-size-complex="22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Kitchen Timer</text:span></text:p>
      <text:p text:style-name="P4"><text:span text:style-name="T5">CE-420 Microcomputers II</text:span></text:p>
      <text:p text:style-name="P6"><text:span text:style-name="T7">Lab 5</text:span></text:p>
      <text:p text:style-name="P8"><text:span text:style-name="T9">11/7</text:span><text:span text:style-name="T10">/11, Prof. Tewolde</text:span></text:p>
      <text:p text:style-name="P11"><text:span text:style-name="T12">Jacob Howarth</text:span><text:span text:style-name="T13"><text:s/>and Ocie Lewis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Lucida Sans Unicode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SimSun" style:font-name-complex="Mangal" fo:font-size="12pt" style:font-size-asian="12pt" style:font-size-complex="12pt" style:language-asian="hi" style:country-asian="I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showa</meta:initial-creator>
    <dc:creator>jshowa</dc:creator>
    <meta:creation-date>2011-10-18T03:01:00Z</meta:creation-date>
    <dc:date>2011-11-08T06:45:00Z</dc:date>
    <meta:template xlink:href="Normal" xlink:type="simple"/>
    <meta:editing-cycles>4</meta:editing-cycles>
    <meta:editing-duration>PT120S</meta:editing-duration>
    <meta:document-statistic meta:page-count="1" meta:paragraph-count="1" meta:word-count="16" meta:character-count="108" meta:row-count="1" meta:non-whitespace-character-count="93"/>
  </office:meta>
</office:document-meta>
</file>